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0402bb" officeooo:paragraph-rsid="0003e9b5"/>
    </style:style>
    <style:style style:name="P2" style:family="paragraph" style:parent-style-name="Standard">
      <style:text-properties fo:language="es" fo:country="AR" officeooo:rsid="000402bb" officeooo:paragraph-rsid="000402bb"/>
    </style:style>
    <style:style style:name="P3" style:family="paragraph" style:parent-style-name="Standard">
      <style:text-properties fo:language="es" fo:country="AR" officeooo:rsid="000957cd" officeooo:paragraph-rsid="000957cd"/>
    </style:style>
    <style:style style:name="P4" style:family="paragraph" style:parent-style-name="Standard">
      <style:text-properties fo:language="es" fo:country="AR" officeooo:rsid="000d7094" officeooo:paragraph-rsid="000d7094"/>
    </style:style>
    <style:style style:name="P5" style:family="paragraph" style:parent-style-name="Standard">
      <style:text-properties fo:language="es" fo:country="AR" officeooo:rsid="000e108c" officeooo:paragraph-rsid="000e108c"/>
    </style:style>
    <style:style style:name="P6" style:family="paragraph" style:parent-style-name="Standard">
      <style:text-properties fo:language="es" fo:country="AR" officeooo:rsid="000ec007" officeooo:paragraph-rsid="000ec007"/>
    </style:style>
    <style:style style:name="P7" style:family="paragraph" style:parent-style-name="Standard">
      <style:text-properties fo:language="es" fo:country="AR" officeooo:rsid="00107e6c" officeooo:paragraph-rsid="00107e6c"/>
    </style:style>
    <style:style style:name="P8" style:family="paragraph" style:parent-style-name="Standard">
      <style:text-properties fo:language="es" fo:country="AR" officeooo:rsid="001135f3" officeooo:paragraph-rsid="001135f3"/>
    </style:style>
    <style:style style:name="P9" style:family="paragraph" style:parent-style-name="Standard">
      <style:text-properties fo:language="es" fo:country="AR" officeooo:rsid="001293bb" officeooo:paragraph-rsid="001293bb"/>
    </style:style>
    <style:style style:name="P10" style:family="paragraph" style:parent-style-name="Standard">
      <style:text-properties fo:language="es" fo:country="AR" officeooo:rsid="00130aa4" officeooo:paragraph-rsid="00130aa4"/>
    </style:style>
    <style:style style:name="P11" style:family="paragraph" style:parent-style-name="Standard">
      <style:text-properties fo:language="es" fo:country="AR" officeooo:rsid="0033254d" officeooo:paragraph-rsid="0033254d"/>
    </style:style>
    <style:style style:name="P12" style:family="paragraph" style:parent-style-name="Standard">
      <style:text-properties officeooo:paragraph-rsid="0013363a"/>
    </style:style>
    <style:style style:name="P13" style:family="paragraph" style:parent-style-name="Standard">
      <style:text-properties officeooo:rsid="0013363a" officeooo:paragraph-rsid="0013363a"/>
    </style:style>
    <style:style style:name="P14" style:family="paragraph" style:parent-style-name="Standard">
      <style:text-properties officeooo:rsid="00164ff6" officeooo:paragraph-rsid="00164ff6"/>
    </style:style>
    <style:style style:name="P15" style:family="paragraph" style:parent-style-name="Standard">
      <style:text-properties officeooo:rsid="001bb61d" officeooo:paragraph-rsid="001bb61d"/>
    </style:style>
    <style:style style:name="P16" style:family="paragraph" style:parent-style-name="Standard">
      <style:text-properties officeooo:rsid="001db350" officeooo:paragraph-rsid="001db350"/>
    </style:style>
    <style:style style:name="P17" style:family="paragraph" style:parent-style-name="Standard">
      <style:text-properties officeooo:rsid="001e5f68" officeooo:paragraph-rsid="001e5f68"/>
    </style:style>
    <style:style style:name="P18" style:family="paragraph" style:parent-style-name="Standard">
      <style:text-properties officeooo:rsid="001f9fd0" officeooo:paragraph-rsid="001f9fd0"/>
    </style:style>
    <style:style style:name="P19" style:family="paragraph" style:parent-style-name="Standard">
      <style:text-properties style:text-underline-style="none" officeooo:rsid="001f9fd0" officeooo:paragraph-rsid="001f9fd0"/>
    </style:style>
    <style:style style:name="P20" style:family="paragraph" style:parent-style-name="Standard">
      <style:text-properties style:text-underline-style="none" officeooo:rsid="00212819" officeooo:paragraph-rsid="00212819"/>
    </style:style>
    <style:style style:name="P21" style:family="paragraph" style:parent-style-name="Standard">
      <style:text-properties style:text-underline-style="none" officeooo:rsid="00243480" officeooo:paragraph-rsid="00243480"/>
    </style:style>
    <style:style style:name="P22" style:family="paragraph" style:parent-style-name="Standard">
      <style:text-properties style:text-underline-style="none" officeooo:rsid="0024eee0" officeooo:paragraph-rsid="0024eee0"/>
    </style:style>
    <style:style style:name="P23" style:family="paragraph" style:parent-style-name="Standard">
      <style:text-properties style:text-underline-style="none" officeooo:rsid="0025b7a2" officeooo:paragraph-rsid="0025b7a2"/>
    </style:style>
    <style:style style:name="P24" style:family="paragraph" style:parent-style-name="Standard">
      <style:text-properties style:text-underline-style="none" officeooo:rsid="00261d60" officeooo:paragraph-rsid="00261d60"/>
    </style:style>
    <style:style style:name="P25" style:family="paragraph" style:parent-style-name="Standard">
      <style:text-properties style:text-underline-style="none" officeooo:rsid="00275d96" officeooo:paragraph-rsid="00275d96"/>
    </style:style>
    <style:style style:name="P26" style:family="paragraph" style:parent-style-name="Standard">
      <style:text-properties style:text-underline-style="none" officeooo:rsid="0028ac33" officeooo:paragraph-rsid="0028ac33"/>
    </style:style>
    <style:style style:name="P27" style:family="paragraph" style:parent-style-name="Standard">
      <style:text-properties style:text-underline-style="none" officeooo:rsid="002a013f" officeooo:paragraph-rsid="002a013f"/>
    </style:style>
    <style:style style:name="P28" style:family="paragraph" style:parent-style-name="Standard">
      <style:text-properties style:text-underline-style="none" officeooo:rsid="002abb40" officeooo:paragraph-rsid="002abb40"/>
    </style:style>
    <style:style style:name="P29" style:family="paragraph" style:parent-style-name="Standard">
      <style:text-properties style:text-underline-style="none" officeooo:rsid="002d0d19" officeooo:paragraph-rsid="002d0d19"/>
    </style:style>
    <style:style style:name="P30" style:family="paragraph" style:parent-style-name="Standard">
      <style:text-properties style:text-underline-style="solid" style:text-underline-width="auto" style:text-underline-color="font-color" officeooo:rsid="0028ac33" officeooo:paragraph-rsid="0028ac33"/>
    </style:style>
    <style:style style:name="P31" style:family="paragraph" style:parent-style-name="Standard">
      <style:text-properties style:text-underline-style="none" officeooo:rsid="0030d45d" officeooo:paragraph-rsid="0030d45d"/>
    </style:style>
    <style:style style:name="P32" style:family="paragraph" style:parent-style-name="Standard">
      <style:text-properties style:text-underline-style="none" officeooo:rsid="00334925" officeooo:paragraph-rsid="00334925"/>
    </style:style>
    <style:style style:name="T1" style:family="text">
      <style:text-properties officeooo:rsid="000957cd"/>
    </style:style>
    <style:style style:name="T2" style:family="text">
      <style:text-properties officeooo:rsid="000a4e91"/>
    </style:style>
    <style:style style:name="T3" style:family="text">
      <style:text-properties officeooo:rsid="000a88fe"/>
    </style:style>
    <style:style style:name="T4" style:family="text">
      <style:text-properties officeooo:rsid="000b4fae"/>
    </style:style>
    <style:style style:name="T5" style:family="text">
      <style:text-properties officeooo:rsid="0013363a"/>
    </style:style>
    <style:style style:name="T6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7" style:family="text">
      <style:text-properties fo:language="es" fo:country="AR" officeooo:rsid="0013363a"/>
    </style:style>
    <style:style style:name="T8" style:family="text">
      <style:text-properties officeooo:rsid="00144ee6"/>
    </style:style>
    <style:style style:name="T9" style:family="text">
      <style:text-properties officeooo:rsid="00158a2e"/>
    </style:style>
    <style:style style:name="T10" style:family="text">
      <style:text-properties officeooo:rsid="00181401"/>
    </style:style>
    <style:style style:name="T11" style:family="text">
      <style:text-properties officeooo:rsid="001b27be"/>
    </style:style>
    <style:style style:name="T12" style:family="text">
      <style:text-properties officeooo:rsid="001dc43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12819"/>
    </style:style>
    <style:style style:name="T15" style:family="text">
      <style:text-properties officeooo:rsid="00243480"/>
    </style:style>
    <style:style style:name="T16" style:family="text">
      <style:text-properties officeooo:rsid="00275d96"/>
    </style:style>
    <style:style style:name="T17" style:family="text">
      <style:text-properties officeooo:rsid="003325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 EL POM.</text:p>
      <text:p text:style-name="P1">.<text:span text:style-name="T1">Agregar las dependencias de hibernate(buscar hibernate dependency en google) </text:span></text:p>
      <text:p text:style-name="P2">.<text:span text:style-name="T2">Agregar las dependencias de mysql</text:span></text:p>
      <text:p text:style-name="P2">.<text:span text:style-name="T3">Agregar las dependencias de log4j </text:span><text:span text:style-name="T4">API, como CORE(son dos dependencias)</text:span></text:p>
      <text:p text:style-name="P2"/>
      <text:p text:style-name="P4">LUEGO DE ESTO HACER CLEAN AND BUILD para que se baje todo lo necesario.</text:p>
      <text:p text:style-name="P4"/>
      <text:p text:style-name="P5">Crear el archivo persistence.xml </text:p>
      <text:p text:style-name="P6">para eso ir a new java persistence <text:s/>y luego seleccionar lo adecuado según la base de datos y finalizar.</text:p>
      <text:p text:style-name="P6"/>
      <text:p text:style-name="P7">En el version dentro del persistence es importante poner la version según el jpa, (poner la version ultima buscarla en google)</text:p>
      <text:p text:style-name="P7"><text:span text:style-name="T8">tambien cambiarla del </text:span>xsi:schemaLocation <text:span text:style-name="T8">por ejemplo si es 2.1 va 2_ </text:span><text:span text:style-name="T17">1 (sin espacio)</text:span><text:span text:style-name="T8">, </text:span><text:span text:style-name="T9">mirar bien hasta el final de las lineas ya que esta se encuentra escondida muchas veces, lo mejor es que todo quede claramente visible a simple vista.</text:span></text:p>
      <text:p text:style-name="P11">Yo lo cambie pero no funciono, habria que ver como utilizar la ultima JPA o como modificarlo bien.</text:p>
      <text:p text:style-name="P7"/>
      <text:p text:style-name="P8">transaction.type: la conexión a la base de datos como se va a hacer si es local o sea con el servidor que esta en nuestra compu, listo va RESOURCE-LOCAL.</text:p>
      <text:p text:style-name="P9"/>
      <text:p text:style-name="P10">El provider dice quien es el proveedor de la implementacion del jpa en este caso es hibernate.</text:p>
      <text:p text:style-name="P12"><text:span text:style-name="T7">(RECORDAR QUE JPA ES UNA API </text:span><text:span text:style-name="T6">application programming interface, ​ es un conjunto de subrutinas, funciones y procedimientos que ofrece cierta biblioteca para ser utilizado por otro software como una capa de abstracción</text:span><text:span text:style-name="T5">)</text:span></text:p>
      <text:p text:style-name="P13">el hibernate es la implementacion es decir tiene las funciones o metodos implementados de una cierta manera siguiendo las reglas por asi decirlo de lo que dice la api jpa.</text:p>
      <text:p text:style-name="P13"/>
      <text:p text:style-name="P14">Luego en <text:s/>un properties hay que definir la cadena de conexión a mysql</text:p>
      <text:p text:style-name="P14"/>
      <text:p text:style-name="P14">&lt;property name="javax.persistence.jdbc.url" value="jdbc:<text:span text:style-name="T11">TIPO DE BASE DE DATOS(mysql/oracle)</text:span>://localhost:3306/<text:span text:style-name="T10">NOMBRE DE LA BASEDE DATOS?useSSL=true</text:span>"/&gt;</text:p>
      <text:p text:style-name="P14"/>
      <text:p text:style-name="P15">Luego poner el valor del usuario que vamos a usar para conectarnos a la base de datos</text:p>
      <text:p text:style-name="P15">por ejemplo root.</text:p>
      <text:p text:style-name="P15"/>
      <text:p text:style-name="P14">&lt;property name="javax.persistence.jdbc.user" value="root"/&gt;</text:p>
      <text:p text:style-name="P14"/>
      <text:p text:style-name="P16">Luego cambiar el pas<text:span text:style-name="T12">s</text:span>word al requerido para conectarse.</text:p>
      <text:p text:style-name="P16"/>
      <text:p text:style-name="P17">El driver hay que agregarlo generalmente</text:p>
      <text:p text:style-name="P17"/>
      <text:p text:style-name="P16">&lt;property name="javax.persistence.jdbc.driver" value="com.mysql.cj.jdbc.Driver"/&gt;</text:p>
      <text:p text:style-name="P16"/>
      <text:p text:style-name="P18">Y tambien el show sql de hibernate <text:span text:style-name="T13">para que se muestren los sqls que se van ejecutando en la consola</text:span></text:p>
      <text:p text:style-name="P19"/>
      <text:p text:style-name="P18"><text:span text:style-name="T13">&lt;property name="</text:span><text:span text:style-name="T14">hibernate.show.sql</text:span><text:span text:style-name="T13">" value="</text:span><text:span text:style-name="T14">true</text:span><text:span text:style-name="T13">"/&gt;</text:span></text:p>
      <text:p text:style-name="P19"/>
      <text:p text:style-name="P20">true para que se muestre en consola el sql que se va generando, false para que no.</text:p>
      <text:p text:style-name="P21"/>
      <text:p text:style-name="P21">Luego crear tantas class como sean necesarias según la cantidad de entidades que vayamos a tener </text:p>
      <text:p text:style-name="P20"><text:soft-page-break/>&lt;class&gt; <text:span text:style-name="T15">nombreDelPaquete.nombreDeLaClase</text:span>&lt;/class&gt;</text:p>
      <text:p text:style-name="P22">Usar Entity sobre las clases que vamos a querer preservar , por ejemplo persona en el caso nuestro.</text:p>
      <text:p text:style-name="P23">Y luego implementar la interfaz serializable </text:p>
      <text:p text:style-name="P24">nos obligara crear un Entity Id esto es obligatorio al igual que lo era crear una primary key en las bases de datos <text:span text:style-name="T16">mysql</text:span>.</text:p>
      <text:p text:style-name="P24"/>
      <text:p text:style-name="P25">ESTAS COSAS VAN SOBRE LOS ATRIBUTOS</text:p>
      <text:p text:style-name="P25"><text:s/></text:p>
      <text:p text:style-name="P25">ya que hacen que los mismos se referencien a las tablas dentro de las bases de datos.</text:p>
      <text:p text:style-name="P24"/>
      <text:p text:style-name="P24"><text:s text:c="3"/>@Column(name="codigo") <text:s/>//<text:span text:style-name="T16">dice el nombre de la columna a la cual se referenciara nuestro atributo debajo</text:span></text:p>
      <text:p text:style-name="P24"><text:s text:c="3"/>@Id <text:s text:c="2"/>//<text:span text:style-name="T16">dice que nuestro atributo va a ser la primaryKey en la tabla</text:span></text:p>
      <text:p text:style-name="P24"/>
      <text:p text:style-name="P26">si los nombres de los atributos en las tablas, o sea de las columnas son iguales a los de los atributos listo no es necesario poner el @Column</text:p>
      <text:p text:style-name="P30"/>
      <text:p text:style-name="P26"/>
      <text:p text:style-name="P27">Table() tiene tambien el mismo uso que column en el caso en el que querramos asociar una tabla de distinto nombre a la clase.</text:p>
      <text:p text:style-name="P20"/>
      <text:p text:style-name="P20"/>
      <text:p text:style-name="P28">NO OLVIDARSE DE PONER EN EL POM EL GROUP ID.</text:p>
      <text:p text:style-name="P28"/>
      <text:p text:style-name="P28"/>
      <text:p text:style-name="P29">Ejemplo de como usar hibernate usando fabrica y manejadores de entidades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import java.util.List;</text:p>
      <text:p text:style-name="P28">import javax.persistence.EntityManagerFactory;</text:p>
      <text:p text:style-name="P28">import javax.persistence.*;</text:p>
      <text:p text:style-name="P28">import entidades.*;</text:p>
      <text:p text:style-name="P28"/>
      <text:p text:style-name="P28"/>
      <text:p text:style-name="P28">public class HolaMundoHibernate {</text:p>
      <text:p text:style-name="P28"><text:s text:c="4"/>public static void main(String[] args) {</text:p>
      <text:p text:style-name="P28"><text:s text:c="8"/>//HQL es el Hibernate query Language </text:p>
      <text:p text:style-name="P28"><text:s text:c="8"/>//es como el lenguaje sql similar, pero usando las CLASES DE ENTIDAD en vez</text:p>
      <text:p text:style-name="P28"><text:s text:c="8"/>//de los nombres de la tabla</text:p>
      <text:p text:style-name="P28"><text:s text:c="8"/></text:p>
      <text:p text:style-name="P28"><text:s text:c="8"/>String hql = "SELECT p FROM Persona p";</text:p>
      <text:p text:style-name="P28"><text:s text:c="8"/></text:p>
      <text:p text:style-name="P28"><text:s text:c="8"/>//Creo una fabrica de manejadores de entidades</text:p>
      <text:p text:style-name="P28"><text:s text:c="8"/>EntityManagerFactory fabrica = Persistence.createEntityManagerFactory("HibernateEjemplo1");</text:p>
      <text:p text:style-name="P28"><text:s text:c="8"/>//creo un manejador de entidades</text:p>
      <text:p text:style-name="P28"><text:s text:c="8"/>EntityManager entityManager = fabrica.createEntityManager();</text:p>
      <text:p text:style-name="P28"><text:s text:c="8"/></text:p>
      <text:p text:style-name="P28"><text:s text:c="8"/>//al manejador puedo pasarle un query</text:p>
      <text:p text:style-name="P28"><text:s text:c="8"/></text:p>
      <text:p text:style-name="P28"><text:s text:c="8"/>Query query = entityManager.createNamedQuery(hql);</text:p>
      <text:p text:style-name="P28"><text:s/></text:p>
      <text:p text:style-name="P28"><text:s text:c="8"/>//Execute a SELECT query and return the query results as an untyped List.</text:p>
      <text:p text:style-name="P28"><text:s text:c="8"/>//Es decir el getResultList es quien ejecuta el SELECT de nombre query</text:p>
      <text:p text:style-name="P28"><text:s text:c="8"/></text:p>
      <text:p text:style-name="P28"><text:s text:c="8"/>List&lt;Persona&gt; personas = query.getResultList();</text:p>
      <text:p text:style-name="P28"><text:s text:c="8"/>for (Persona p: personas) {</text:p>
      <text:p text:style-name="P28"><text:s text:c="12"/>System.out.println("Persona: " + p);</text:p>
      <text:p text:style-name="P28"><text:s text:c="8"/>}</text:p>
      <text:p text:style-name="P28"><text:s text:c="4"/>}</text:p>
      <text:p text:style-name="P28">}</text:p>
      <text:p text:style-name="P28"/>
      <text:p text:style-name="P28"/>
      <text:p text:style-name="P29">Finalmente para poder ver en consola todo lo que hacemos hay que configurar el log4j</text:p>
      <text:p text:style-name="P29"/>
      <text:p text:style-name="P29">&lt;?xml version="1.0" encoding="UTF-8"?&gt;</text:p>
      <text:p text:style-name="P29">&lt;configuration status="INFO"&gt; </text:p>
      <text:p text:style-name="P29"><text:s text:c="4"/>&lt;Appenders&gt;</text:p>
      <text:p text:style-name="P29"><text:s text:c="8"/>&lt;!--Hay diferentes tipos de apender podemos tener envios de datos por mail</text:p>
      <text:p text:style-name="P29"><text:s text:c="8"/>una base de datos, mostrar en consola etc, vamos a usar la consola para mostrar </text:p>
      <text:p text:style-name="P29"><text:s text:c="8"/>enviar la informacion--&gt;</text:p>
      <text:p text:style-name="P29"><text:s text:c="8"/>&lt;!--Agregamos una consola y el target seria por donde va a salir la informacion--&gt;</text:p>
      <text:p text:style-name="P29"><text:s text:c="8"/>&lt;Console name="Console" target="SYSTEM_OUT"&gt;</text:p>
      <text:p text:style-name="P29"><text:s text:c="12"/></text:p>
      <text:p text:style-name="P29"><text:s text:c="12"/>&lt;!--La informacion sobre patrones se la puede encontrar en la documentacion de </text:p>
      <text:p text:style-name="P29"><text:s text:c="12"/>log4j un ejemplo de patron visto en clase es--&gt; </text:p>
      <text:p text:style-name="P29"><text:soft-page-break/><text:s text:c="12"/>&lt;PatternLayout pattern = "%d{HH,mm,ss} [%t] %-5level %logger{36} - %msg%n"&gt; &lt;/PatternLayout&gt;</text:p>
      <text:p text:style-name="P29"><text:s text:c="8"/>&lt;/Console&gt;</text:p>
      <text:p text:style-name="P29"><text:s text:c="4"/>&lt;/Appenders&gt;</text:p>
      <text:p text:style-name="P29"><text:s text:c="4"/>&lt;!--additivity nos dice que no se va a duplicar la informacion que se vaya generando--&gt;</text:p>
      <text:p text:style-name="P29"><text:s text:c="4"/>&lt;Loggers&gt;</text:p>
      <text:p text:style-name="P29"><text:s text:c="8"/>&lt;Logger name="org.hibernate.SQL" level="debug" additivity="false"&gt;</text:p>
      <text:p text:style-name="P29"><text:s text:c="12"/>&lt;AppenderRef ref="Console"/&gt;</text:p>
      <text:p text:style-name="P29"><text:s text:c="8"/>&lt;/Logger&gt;</text:p>
      <text:p text:style-name="P29"><text:s text:c="8"/>&lt;Logger name="org.hibernate.type.descriptor.sql.BasicBinder" level="trace" additivity = "false"&gt;</text:p>
      <text:p text:style-name="P29"><text:s text:c="12"/>&lt;AppenderRef ref="Console"/&gt;</text:p>
      <text:p text:style-name="P29"><text:s text:c="8"/>&lt;/Logger&gt;</text:p>
      <text:p text:style-name="P29"><text:s text:c="7"/></text:p>
      <text:p text:style-name="P29"><text:s text:c="8"/>&lt;Root level="info"&gt;</text:p>
      <text:p text:style-name="P29"><text:s text:c="12"/>&lt;AppenderRef ref="Console"/&gt;</text:p>
      <text:p text:style-name="P29"><text:s text:c="8"/>&lt;/Root&gt;</text:p>
      <text:p text:style-name="P29"><text:s text:c="4"/>&lt;/Loggers&gt;</text:p>
      <text:p text:style-name="P29">&lt;/configuration&gt;</text:p>
      <text:p text:style-name="P29"/>
      <text:p text:style-name="P31">CONSULTAR LA DOCUMENTACION DE LOG4J</text:p>
      <text:p text:style-name="P31"/>
      <text:p text:style-name="P31"/>
      <text:p text:style-name="P32">Hay otras formas mas simples de hacerlo, como se vio en el curso de Hibernate de educacionIt utilizando Springboot el cual usa el initializr y donde solo debemos configurar el application.properti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4T19:09:50.083000000</dc:date>
    <meta:editing-duration>PT2H9M15S</meta:editing-duration>
    <meta:editing-cycles>45</meta:editing-cycles>
    <meta:document-statistic meta:table-count="0" meta:image-count="0" meta:object-count="0" meta:page-count="4" meta:paragraph-count="100" meta:word-count="853" meta:character-count="6057" meta:non-whitespace-character-count="4892"/>
  </office:meta>
</office:document-meta>
</file>